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861" officeooo:paragraph-rsid="001b3861"/>
    </style:style>
    <style:style style:name="P2" style:family="paragraph" style:parent-style-name="Standard">
      <style:text-properties officeooo:rsid="001b3861" officeooo:paragraph-rsid="0025506a"/>
    </style:style>
    <style:style style:name="P3" style:family="paragraph" style:parent-style-name="Standard">
      <style:text-properties fo:font-weight="bold" officeooo:rsid="001b3861" officeooo:paragraph-rsid="001b3861" style:font-weight-asian="bold" style:font-weight-complex="bold"/>
    </style:style>
    <style:style style:name="P4" style:family="paragraph" style:parent-style-name="Standard">
      <style:text-properties fo:font-weight="bold" officeooo:rsid="0029bf62" officeooo:paragraph-rsid="0029bf62" style:font-weight-asian="bold" style:font-weight-complex="bold"/>
    </style:style>
    <style:style style:name="P5" style:family="paragraph" style:parent-style-name="Standard">
      <style:text-properties officeooo:rsid="0024d714" officeooo:paragraph-rsid="0024d714"/>
    </style:style>
    <style:style style:name="P6" style:family="paragraph" style:parent-style-name="Standard">
      <style:text-properties officeooo:rsid="0025506a" officeooo:paragraph-rsid="0025506a"/>
    </style:style>
    <style:style style:name="P7" style:family="paragraph" style:parent-style-name="Standard">
      <style:text-properties officeooo:rsid="0029bf62" officeooo:paragraph-rsid="0029bf62"/>
    </style:style>
    <style:style style:name="P8" style:family="paragraph" style:parent-style-name="Text_20_body">
      <style:text-properties officeooo:paragraph-rsid="0022e20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officeooo:rsid="001b3861" officeooo:paragraph-rsid="001b3861"/>
    </style:style>
    <style:style style:name="P11" style:family="paragraph" style:parent-style-name="Standard" style:list-style-name="L2">
      <style:text-properties officeooo:rsid="001b3861" officeooo:paragraph-rsid="001b3861"/>
    </style:style>
    <style:style style:name="P12" style:family="paragraph" style:parent-style-name="Standard" style:list-style-name="L3">
      <style:text-properties officeooo:rsid="001b3861" officeooo:paragraph-rsid="001b3861"/>
    </style:style>
    <style:style style:name="P13" style:family="paragraph" style:parent-style-name="Standard" style:list-style-name="L4">
      <style:text-properties officeooo:rsid="001b3861" officeooo:paragraph-rsid="001b3861"/>
    </style:style>
    <style:style style:name="P14" style:family="paragraph" style:parent-style-name="Standard">
      <style:text-properties fo:font-weight="bold" officeooo:rsid="0029bf62" officeooo:paragraph-rsid="0029bf6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f864" style:font-weight-asian="bold" style:font-weight-complex="bold"/>
    </style:style>
    <style:style style:name="T3" style:family="text">
      <style:text-properties officeooo:rsid="0022e20d"/>
    </style:style>
    <style:style style:name="T4" style:family="text">
      <style:text-properties officeooo:rsid="0024d714"/>
    </style:style>
    <style:style style:name="T5" style:family="text">
      <style:text-properties officeooo:rsid="0027e7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ь: изучить работу с:</text:p>
      <text:p text:style-name="P1">Maven</text:p>
      <text:p text:style-name="P1">JDBC</text:p>
      <text:p text:style-name="P1"/>
      <text:p text:style-name="P1">Подготовка:</text:p>
      <text:p text:style-name="P9">1. Клонировать заготовку проекта</text:p>
      <text:p text:style-name="Text_20_body"><text:span text:style-name="T1">2 Установить MySqlServer.</text:span> При установке пришлось удалить MariaDB, иначе mysql говорил, что сломан<text:span text:style-name="T3">а структура установленных пакетов</text:span>.</text:p>
      <text:p text:style-name="P8"><text:span text:style-name="T1">3 Установить Workbench.</text:span> Долго подбирал версию совместимую <text:span text:style-name="T3">с libc6</text:span> — mysql-workbench-community_8.0.23-1ubuntu18.04_amd64.deb. </text:p>
      <text:p text:style-name="Text_20_body"><text:span text:style-name="T1">4 Создать подключение и схему через Workbench.</text:span> Создал базу данных и таблицу, поэкспериментировал с записями.<text:line-break/><text:span text:style-name="T1">5 Переустановил идею Ультимате</text:span> (ключ у Оленева)</text:p>
      <text:p text:style-name="Text_20_body"><text:span text:style-name="T4">6</text:span> В новой идее создал тестовый проект с Maven <text:span text:style-name="T3">(из видео 3 devcolibri)</text:span>, Подключил базу данных, установи<text:span text:style-name="T3">л</text:span> драйверы с этой же закладки.</text:p>
      <text:p text:style-name="P3"><text:span text:style-name="T4">6</text:span>.<text:span text:style-name="T4">1</text:span> Протестировать соединение с базой через идею с помощью встроенной утилиты</text:p>
      <text:p text:style-name="P5">6.2 Посмотрел средства для работы с БД (видео 3 devcolibri)</text:p>
      <text:p text:style-name="P5"/>
      <text:p text:style-name="P5"><text:span text:style-name="T1">7 Создал новый проект</text:span> (видео 4 devcolibri) <text:span text:style-name="T5">и поэкспериментировал</text:span> с JDBC</text:p>
      <text:p text:style-name="P6">7.1 для файла pom.xml взял описание зависимостей JDBC для MySQL. В поиске ввел «jdbc mysql maven», на сайте mvnrepository.com скопировал описание зависимости из последней библиотеки. Выглядит так<text:line-break/>&lt;!-- https://mvnrepository.com/artifact/mysql/mysql-connector-java --&gt;</text:p>
      <text:p text:style-name="P6">&lt;dependency&gt;</text:p>
      <text:p text:style-name="P6"><text:s text:c="4"/>&lt;groupId&gt;mysql&lt;/groupId&gt;</text:p>
      <text:p text:style-name="P6"><text:s text:c="4"/>&lt;artifactId&gt;mysql-connector-java&lt;/artifactId&gt;</text:p>
      <text:p text:style-name="P6"><text:s text:c="4"/>&lt;version&gt;8.0.27&lt;/version&gt;</text:p>
      <text:p text:style-name="P6">&lt;/dependency&gt;</text:p>
      <text:p text:style-name="P6">7.2 после вставки предыдущего текста в файл, идея скачала зависимости в мой домашний каталог. Можно посмоотреть в File — Project Structure — Library, там должен быть Maven: mysql</text:p>
      <text:p text:style-name="P2"/>
      <text:p text:style-name="P1"><text:span text:style-name="T2">8</text:span><text:span text:style-name="T1"> Посмотреть паттерн проектирование MVC</text:span> <text:a xlink:type="simple" xlink:href="https://java-blog.ru/osnovy/arhitektura-mvc-java" text:style-name="Internet_20_link" text:visited-style-name="Visited_20_Internet_20_Link">https://java-blog.ru/osnovy/arhitektura-mvc-java</text:a></text:p>
      <text:p text:style-name="P1"/>
      <text:p text:style-name="P3">Описание задачи:</text:p>
      <text:p text:style-name="P1">Необходимо ознакомиться с заготовкой и доработать приложение, которое взаимодействует с базой оперируя пользователем ( класс User ) и проверить свои методы заранее написанными JUnit тестами. По итогу все тесты должны быть пройдены. Разрешается посмотреть реализацию тестов.</text:p>
      <text:p text:style-name="P1"/>
      <text:p text:style-name="P1">Для запуска теста необходимо найти класс в папке test ( показано в предыдущей лекции ) и при нажатии на него правой кнопкой мыши запустить, выбрав Run "Имя класса" </text:p>
      <text:p text:style-name="P1"/>
      <text:p text:style-name="P1">Класс UserHibernateDaoImpl в рамках этой задачи не затрагивается (остаётся пустой). Архитектура приложения создана с опорой на паттерн проектирования MVC ( частично, у нас не WEB приложение)</text:p>
      <text:p text:style-name="P1"/>
      <text:p text:style-name="P3">User представляет из себя сущность с полями:</text:p>
      <text:list xml:id="list5882702546674656527" text:style-name="L1">
        <text:list-item>
          <text:p text:style-name="P10"><text:s/>Long id</text:p>
        </text:list-item>
        <text:list-item>
          <text:p text:style-name="P10"><text:s/>String name</text:p>
        </text:list-item>
        <text:list-item>
          <text:p text:style-name="P10"><text:s/>String lastName</text:p>
        </text:list-item>
        <text:list-item>
          <text:p text:style-name="P10"><text:s/>Byte age</text:p>
        </text:list-item>
      </text:list>
      <text:p text:style-name="P1"/>
      <text:p text:style-name="P3">Требования к классам приложения:</text:p>
      <text:list xml:id="list4549662730564032268" text:style-name="L2">
        <text:list-item>
          <text:p text:style-name="P11"><text:s/>Классы dao/service должны реализовывать соответствующие интерфейсы</text:p>
        </text:list-item>
        <text:list-item>
          <text:p text:style-name="P11"><text:soft-page-break/><text:s/>Класс dao должен иметь конструктор пустой/по умолчанию</text:p>
        </text:list-item>
        <text:list-item>
          <text:p text:style-name="P11"><text:s/>Все поля должны быть private</text:p>
        </text:list-item>
        <text:list-item>
          <text:p text:style-name="P11"><text:s/>service переиспользует методы dao</text:p>
        </text:list-item>
        <text:list-item>
          <text:p text:style-name="P11"><text:s/>Обработка всех исключений, связанных с работой с базой данных должна находиться в dao</text:p>
        </text:list-item>
        <text:list-item>
          <text:p text:style-name="P11"><text:s/>Класс Util должен содержать логику настройки соединения с базой данных</text:p>
        </text:list-item>
      </text:list>
      <text:p text:style-name="P1"/>
      <text:p text:style-name="P7">Сделать:</text:p>
      <text:p text:style-name="P4">1 Из UserService вызываются методы Dao</text:p>
      <text:p text:style-name="P4">2 Обработку исключений БД поместить в Dao</text:p>
      <text:p text:style-name="P4">3 В Util реализовать логику настройки соединений с БД</text:p>
      <text:p text:style-name="P4">4 в User переопределить toString</text:p>
      <text:p text:style-name="P1"/>
      <text:p text:style-name="P1"/>
      <text:p text:style-name="P3">Необходимые операции:</text:p>
      <text:list xml:id="list6346598644887141123" text:style-name="L3">
        <text:list-item>
          <text:p text:style-name="P12"><text:s/>Создание таблицы для User(ов) – не должно приводить к исключению, если такая таблица уже существует</text:p>
        </text:list-item>
        <text:list-item>
          <text:p text:style-name="P12"><text:s/>Удаление таблицы User(ов) – не должно приводить к исключению, если таблицы не существует</text:p>
        </text:list-item>
        <text:list-item>
          <text:p text:style-name="P12"><text:s/>Очистка содержания таблицы</text:p>
        </text:list-item>
        <text:list-item>
          <text:p text:style-name="P12"><text:s/>Добавление User в таблицу</text:p>
        </text:list-item>
        <text:list-item>
          <text:p text:style-name="P12"><text:s/>Удаление User из таблицы ( по id )</text:p>
        </text:list-item>
        <text:list-item>
          <text:p text:style-name="P12"><text:s/>Получение всех User(ов) из таблицы</text:p>
        </text:list-item>
      </text:list>
      <text:p text:style-name="P1"/>
      <text:p text:style-name="P1"><text:s/><text:span text:style-name="T1">Алгоритм работы приложения (</text:span>в методе main класса Main должны происходить следующие операции):</text:p>
      <text:list xml:id="list4108773544971745641" text:style-name="L4">
        <text:list-item>
          <text:p text:style-name="P13"><text:s/>Создание таблицы User(ов)</text:p>
        </text:list-item>
        <text:list-item>
          <text:p text:style-name="P13"><text:s/>Добавление 4 User(ов) в таблицу с данными на свой выбор. После каждого добавления должен быть вывод в консоль ( User с именем – name добавлен в базу данных )</text:p>
        </text:list-item>
        <text:list-item>
          <text:p text:style-name="P13"><text:s/>Получение всех User из базы и вывод в консоль ( должен быть переопределен toString в классе User)</text:p>
        </text:list-item>
        <text:list-item>
          <text:p text:style-name="P13"><text:s/>Очистка таблицы User(ов)</text:p>
        </text:list-item>
        <text:list-item>
          <text:p text:style-name="P13"><text:s/>Удаление таблиц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10T17:44:28.760338158</dc:date>
    <meta:editing-duration>PT5H11M19S</meta:editing-duration>
    <meta:editing-cycles>11</meta:editing-cycles>
    <dc:creator>Дмитрий  Чекунов</dc:creator>
    <meta:document-statistic meta:table-count="0" meta:image-count="0" meta:object-count="0" meta:page-count="2" meta:paragraph-count="54" meta:word-count="499" meta:character-count="3556" meta:non-whitespace-character-count="3091"/>
  </office:meta>
</office:document-meta>
</file>